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25-01-22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24-01-0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23-01-19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22-02-1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20-12-28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20-01-09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9-01-09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8-01-0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7-01-09 21:57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6-01-06 16:4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3-01-25 19:58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2-01-09 16:4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1-01-06 15:1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10-01-05 22:3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70989503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2104" calcext:value-type="float">
            <text:p>19.88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